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8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5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  <style:text-properties fo:font-size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5pt" style:font-size-asian="15pt" style:font-size-complex="15pt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989cm" svg:y="0.547cm">
          <draw:text-box>
            <text:p text:style-name="P1"><text:span text:style-name="T1">HYMN #827</text:span></text:p>
            <text:p text:style-name="P1"><text:span text:style-name="T2">“</text:span><text:span text:style-name="T2">Hark, the Voice of Jesus Calling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011cm" svg:x="2.286cm" svg:y="0.609cm">
          <draw:text-box>
            <text:p text:style-name="P4"><text:span text:style-name="T3">1. </text:span><text:span text:style-name="T4">Hark, the voice of Jesus calling,</text:span><text:span text:style-name="T4"><text:line-break/></text:span><text:span text:style-name="T4">“Who will go and work today?</text:span><text:span text:style-name="T4"><text:line-break/></text:span><text:span text:style-name="T4">Fields are white and harvests waiting—</text:span><text:span text:style-name="T4"><text:line-break/></text:span><text:span text:style-name="T4">Who will bear the sheaves away?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011cm" svg:x="2.032cm" svg:y="0.508cm">
          <draw:text-box>
            <text:p text:style-name="P4"><text:span text:style-name="T4">Loud and long the Master calleth;</text:span><text:span text:style-name="T4"><text:line-break/></text:span><text:span text:style-name="T4">Rich reward He offers thee.</text:span><text:span text:style-name="T4"><text:line-break/></text:span><text:span text:style-name="T4">Who will answer, gladly saying,</text:span><text:span text:style-name="T4"><text:line-break/></text:span><text:span text:style-name="T4">“Here am I, send me, send me”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011cm" svg:x="2.032cm" svg:y="0.508cm">
          <draw:text-box>
            <text:p text:style-name="P4"><text:span text:style-name="T3">2. </text:span><text:span text:style-name="T4">Some take up His task in morning,</text:span><text:span text:style-name="T4"><text:line-break/></text:span><text:span text:style-name="T4">To their Lord responding soon;</text:span><text:span text:style-name="T4"><text:line-break/></text:span><text:span text:style-name="T4">Some are called in heat of midday,</text:span><text:span text:style-name="T4"><text:line-break/></text:span><text:span text:style-name="T4">Others late in afternoo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011cm" svg:x="1.778cm" svg:y="0.508cm">
          <draw:text-box>
            <text:p text:style-name="P4"><text:span text:style-name="T4">Even as the sun is setting,</text:span><text:span text:style-name="T4"><text:line-break/></text:span><text:span text:style-name="T4">Some are sent into the fields,</text:span><text:span text:style-name="T4"><text:line-break/></text:span><text:span text:style-name="T4">There to gather in the bounty</text:span><text:span text:style-name="T4"><text:line-break/></text:span><text:span text:style-name="T4">That God’s Word so richly yield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011cm" svg:x="1.897cm" svg:y="0.502cm">
          <draw:text-box>
            <text:p text:style-name="P4"><text:span text:style-name="T3">3. </text:span><text:span text:style-name="T4">For as rain and snow from heaven</text:span><text:span text:style-name="T4"><text:line-break/></text:span><text:span text:style-name="T4">Water seeds in dusty soil,</text:span><text:span text:style-name="T4"><text:line-break/></text:span><text:span text:style-name="T4">Causing them to bud and flower,</text:span><text:span text:style-name="T4"><text:line-break/></text:span><text:span text:style-name="T4">Giving bread to those who toil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011cm" svg:x="1.873cm" svg:y="0.549cm">
          <draw:text-box>
            <text:p text:style-name="P4"><text:span text:style-name="T4">So the Lord sends forth His promise,</text:span><text:span text:style-name="T4"><text:line-break/></text:span><text:span text:style-name="T4">Words of life and joy and peace—</text:span><text:span text:style-name="T4"><text:line-break/></text:span><text:span text:style-name="T4">Never void to Him returning,</text:span><text:span text:style-name="T4"><text:line-break/></text:span><text:span text:style-name="T4">Bearing fruit with great increa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13cm" svg:height="7.011cm" svg:x="2.032cm" svg:y="0.508cm">
          <draw:text-box>
            <text:p text:style-name="P1"><text:span text:style-name="T3">4. </text:span><text:span text:style-name="T4">Hearken to the Lord whose coming</text:span><text:span text:style-name="T4"><text:line-break/></text:span><text:span text:style-name="T4">Marks the time when grace shall end,</text:span><text:span text:style-name="T4"><text:line-break/></text:span><text:span text:style-name="T4">When with His angelic reapers</text:span><text:span text:style-name="T4"><text:line-break/></text:span><text:span text:style-name="T4">He in glory shall desce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13cm" svg:height="13.82cm" svg:x="1.778cm" svg:y="0.508cm">
          <draw:text-box>
            <text:p text:style-name="P1"><text:span text:style-name="T4">Soon the night, the final harvest;</text:span><text:span text:style-name="T4"><text:line-break/></text:span><text:span text:style-name="T4">Soon the time for work shall cease.</text:span><text:span text:style-name="T4"><text:line-break/></text:span><text:span text:style-name="T4">Then the souls His grace has garnered</text:span><text:span text:style-name="T4"><text:line-break/></text:span><text:span text:style-name="T4">Shall enjoy His Sabbath peace.</text:span></text:p>
            <text:p text:style-name="P6"><text:span text:style-name="T5"/></text:p>
            <text:p text:style-name="P6"><text:span text:style-name="T5"/></text:p>
            <text:p text:style-name="P6"><text:span text:style-name="T6">© 2001 Stephen P. Starke.</text:span></text:p>
            <text:p text:style-name="P6"><text:span text:style-name="T6">Used by permission:</text:span></text:p>
            <text:p text:style-name="P6"><text:span text:style-name="T6">LSB Hymn License</text:span></text:p>
            <text:p text:style-name="P6"><text:span text:style-name="T6">.NET, no. 100011038.</text:span><text:span text:style-name="T6"><text:line-break/></text:span><text:span text:style-name="T6">Public domain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44:50.324000000</meta:creation-date>
    <dc:title>bluwht blank</dc:title>
    <meta:editing-duration>PT10M16S</meta:editing-duration>
    <meta:editing-cycles>6</meta:editing-cycles>
    <meta:generator>LibreOffice/6.1.5.2$Windows_X86_64 LibreOffice_project/90f8dcf33c87b3705e78202e3df5142b201bd805</meta:generator>
    <dc:date>2019-04-25T12:10:31.809000000</dc:date>
    <meta:document-statistic meta:object-count="59"/>
  </office:meta>
</office:document-meta>
</file>